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aa2" officeooo:paragraph-rsid="000d6aa2"/>
    </style:style>
    <style:style style:name="P2" style:family="paragraph" style:parent-style-name="Standard">
      <style:text-properties officeooo:rsid="000e54a8" officeooo:paragraph-rsid="000e54a8"/>
    </style:style>
    <style:style style:name="P3" style:family="paragraph" style:parent-style-name="Standard">
      <style:text-properties officeooo:rsid="000ff57d" officeooo:paragraph-rsid="000ff57d"/>
    </style:style>
    <style:style style:name="T1" style:family="text">
      <style:text-properties officeooo:rsid="000e54a8"/>
    </style:style>
    <style:style style:name="T2" style:family="text">
      <style:text-properties officeooo:rsid="00100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3 V</text:p>
      <text:p text:style-name="P1"/>
      <text:p text:style-name="P1"><text:span text:style-name="T1">P</text:span>rzejrzałem kalkulatory internetowe z podziałem na proste i złożone oraz opisałem <text:span text:style-name="T2">w dokumencie przeglad_kalkulatorow_naukowych.odt, </text:span>co najbardziej rzuciło mi się w oczy podczas szukania różnic pomiędzy nimi. <text:span text:style-name="T1">Zapisałem nazwy najciekawszych kalkulatorów</text:span>. Szukałem najpierw polskich, a później angielskojęzycznych <text:span text:style-name="T1">produktów</text:span>. Nie znalazłem rankingu kalkulatorów.</text:p>
      <text:p text:style-name="P1"/>
      <text:p text:style-name="P1">4 V</text:p>
      <text:p text:style-name="P1"/>
      <text:p text:style-name="P1">Utworzyłem projekt z podziałem na pliki <text:span text:style-name="T1">CMakeLists.txt, main.cpp, </text:span>.hpp i .cpp wraz z <text:span text:style-name="T1">funkcjonalnością g</text:span>oogletest. </text:p>
      <text:p text:style-name="P1"/>
      <text:p text:style-name="P1">4-6 V</text:p>
      <text:p text:style-name="P1"/>
      <text:p text:style-name="P1">Zadeklarowałem, zaimplementowałem i przetestowałem funkcje: silnia (factorial), zapamiętanie liczby (remember) oraz zdefiniowałem zmienne π (M_PI) oraz e (M_E).</text:p>
      <text:p text:style-name="P1"/>
      <text:p text:style-name="P1">7 V</text:p>
      <text:p text:style-name="P1"/>
      <text:p text:style-name="P1">Zadeklarowałem i zaimplementowałem funkcje: <text:span text:style-name="T1">degrees (rad→°), radians (°→rad) i exponent (e^x). </text:span>Nie przetestowałem ich, bo zastanawiałem się nad wprowadzeniem ich za pomocą szablonu. Dodatkowo usuwałem pliki z folderu .idea, które niechcący <text:span text:style-name="T1">zacommitowałem do repozytorium.</text:span></text:p>
      <text:p text:style-name="P1"/>
      <text:p text:style-name="P2">Podczas ubiegłego tygodnia rozpocząłem 4 problemy, a zakończyłem/rozwiązałem 3.</text:p>
      <text:p text:style-name="P3">Zapisałem około 100 linijek kodu wszystkich plików w folderze o nazwi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48:45.913565630</meta:creation-date>
    <dc:date>2019-05-08T11:25:25.784788336</dc:date>
    <meta:editing-duration>PT9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37" meta:character-count="1077" meta:non-whitespace-character-count="949"/>
  </office:meta>
</office:document-meta>
</file>